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16e" officeooo:paragraph-rsid="0002c16e"/>
    </style:style>
    <style:style style:name="P2" style:family="paragraph" style:parent-style-name="Standard">
      <style:text-properties officeooo:rsid="0002c16e" officeooo:paragraph-rsid="001952a4"/>
    </style:style>
    <style:style style:name="P3" style:family="paragraph" style:parent-style-name="Standard">
      <style:text-properties fo:font-weight="bold" officeooo:rsid="001952a4" officeooo:paragraph-rsid="001952a4" style:font-weight-asian="bold" style:font-weight-complex="bold"/>
    </style:style>
    <style:style style:name="P4" style:family="paragraph" style:parent-style-name="Standard">
      <style:text-properties officeooo:rsid="00048811" officeooo:paragraph-rsid="00048811"/>
    </style:style>
    <style:style style:name="P5" style:family="paragraph" style:parent-style-name="Standard">
      <style:text-properties officeooo:rsid="00048811" officeooo:paragraph-rsid="001952a4"/>
    </style:style>
    <style:style style:name="P6" style:family="paragraph" style:parent-style-name="Standard">
      <style:text-properties officeooo:rsid="00068455" officeooo:paragraph-rsid="00068455"/>
    </style:style>
    <style:style style:name="P7" style:family="paragraph" style:parent-style-name="Standard">
      <style:text-properties officeooo:rsid="00084312" officeooo:paragraph-rsid="00084312"/>
    </style:style>
    <style:style style:name="P8" style:family="paragraph" style:parent-style-name="Standard">
      <style:text-properties officeooo:rsid="0009cfb6" officeooo:paragraph-rsid="0009cfb6"/>
    </style:style>
    <style:style style:name="P9" style:family="paragraph" style:parent-style-name="Standard">
      <style:text-properties officeooo:rsid="000a6ffe" officeooo:paragraph-rsid="001952a4"/>
    </style:style>
    <style:style style:name="P10" style:family="paragraph" style:parent-style-name="Standard">
      <style:text-properties officeooo:rsid="000df851" officeooo:paragraph-rsid="001952a4"/>
    </style:style>
    <style:style style:name="P11" style:family="paragraph" style:parent-style-name="Standard">
      <style:text-properties officeooo:rsid="00105fd9" officeooo:paragraph-rsid="001952a4"/>
    </style:style>
    <style:style style:name="P12" style:family="paragraph" style:parent-style-name="Standard">
      <style:text-properties officeooo:paragraph-rsid="0002c16e"/>
    </style:style>
    <style:style style:name="P13" style:family="paragraph" style:parent-style-name="Standard">
      <style:text-properties officeooo:rsid="001784e0" officeooo:paragraph-rsid="001952a4"/>
    </style:style>
    <style:style style:name="P14" style:family="paragraph" style:parent-style-name="Standard">
      <style:text-properties officeooo:rsid="001784e0" officeooo:paragraph-rsid="001784e0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2c16e" officeooo:paragraph-rsid="0002c16e" style:font-size-asian="14pt" style:font-weight-asian="bold" style:font-size-complex="14pt" style:font-weight-complex="bold"/>
    </style:style>
    <style:style style:name="T1" style:family="text">
      <style:text-properties officeooo:rsid="0002c16e"/>
    </style:style>
    <style:style style:name="T2" style:family="text">
      <style:text-properties officeooo:rsid="00048811"/>
    </style:style>
    <style:style style:name="T3" style:family="text">
      <style:text-properties officeooo:rsid="00068455"/>
    </style:style>
    <style:style style:name="T4" style:family="text">
      <style:text-properties officeooo:rsid="00084312"/>
    </style:style>
    <style:style style:name="T5" style:family="text">
      <style:text-properties officeooo:rsid="0009f906"/>
    </style:style>
    <style:style style:name="T6" style:family="text">
      <style:text-properties officeooo:rsid="000ac911"/>
    </style:style>
    <style:style style:name="T7" style:family="text">
      <style:text-properties officeooo:rsid="000c6aee"/>
    </style:style>
    <style:style style:name="T8" style:family="text">
      <style:text-properties officeooo:rsid="000e4e1f"/>
    </style:style>
    <style:style style:name="T9" style:family="text">
      <style:text-properties officeooo:rsid="000e9b0e"/>
    </style:style>
    <style:style style:name="T10" style:family="text">
      <style:text-properties officeooo:rsid="00105fd9"/>
    </style:style>
    <style:style style:name="T11" style:family="text">
      <style:text-properties officeooo:rsid="0010da78"/>
    </style:style>
    <style:style style:name="T12" style:family="text">
      <style:text-properties officeooo:rsid="001203e0"/>
    </style:style>
    <style:style style:name="T13" style:family="text">
      <style:text-properties officeooo:rsid="0013f6cf"/>
    </style:style>
    <style:style style:name="T14" style:family="text">
      <style:text-properties officeooo:rsid="0015e0d3"/>
    </style:style>
    <style:style style:name="T15" style:family="text">
      <style:text-properties officeooo:rsid="0015febf"/>
    </style:style>
    <style:style style:name="T16" style:family="text">
      <style:text-properties officeooo:rsid="00171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ersonal Thoughts</text:p>
      <text:p text:style-name="P1"/>
      <text:p text:style-name="P3">Accuracy</text:p>
      <text:p text:style-name="P12"><text:span text:style-name="T1">One expression did not work/needs to be improved </text:span><text:span text:style-name="T2">in terms of the accuracy</text:span><text:span text:style-name="T1">, might be because of the illumination or participants facial details (SAD</text:span><text:span text:style-name="T6">x</text:span><text:span text:style-name="T10">3</text:span><text:span text:style-name="T1">, SURPRISED</text:span><text:span text:style-name="T6">x3, </text:span><text:span text:style-name="T16">DISGUST</text:span><text:span text:style-name="T6"> </text:span><text:span text:style-name="T7">)</text:span><text:span text:style-name="T6"> </text:span></text:p>
      <text:p text:style-name="P12"/>
      <text:p text:style-name="P3">Responsiveness</text:p>
      <text:p text:style-name="P5">Delays can be removed <text:span text:style-name="T4">x</text:span><text:span text:style-name="T5">3 </text:span>(the time passed between the expression shown by the user and eyes imitate it <text:span text:style-name="T4">(responsiveness)</text:span>) and recognition can be improved.</text:p>
      <text:p text:style-name="P5"/>
      <text:p text:style-name="P3">Additional Facial Details</text:p>
      <text:p text:style-name="P2">Adding other facial features such as lips would have been better to understand the expressions, <text:span text:style-name="T3">some participants prefer to see a face rather than eyes </text:span><text:span text:style-name="T9">+ </text:span><text:span text:style-name="T16">2 </text:span><text:span text:style-name="T3">/// A circle could have been put to the screen as the outline of a face. /// </text:span><text:span text:style-name="T11">Visual of the eyes could have been different and a bit close to the human eyes and, they could've been colored. /// </text:span><text:span text:style-name="T13">The real person image </text:span><text:span text:style-name="T15">x2 </text:span><text:span text:style-name="T13">or emojis could’ve been used to better reflect the human emotions, </text:span><text:span text:style-name="T15">understand the expressions better</text:span><text:span text:style-name="T13">. /// </text:span><text:span text:style-name="T14">Background could've been composed of real life objects to make it more natural.</text:span></text:p>
      <text:p text:style-name="P2"/>
      <text:p text:style-name="P3">Physical System</text:p>
      <text:p text:style-name="P9">A physical system would have been more realistic <text:span text:style-name="T12">x2 (hardware integration)</text:span>. </text:p>
      <text:p text:style-name="P1"/>
      <text:p text:style-name="P3">Full screen</text:p>
      <text:p text:style-name="P1">Experiment could have been full screen to reduce the distractions</text:p>
      <text:p text:style-name="P1"/>
      <text:p text:style-name="P3">Blinking time intervals</text:p>
      <text:p text:style-name="P13">Blinking could've had different time intervals (for instance, sometimes it could’ve blinked every 5 seconds, sometimes 3, sometimes even 1 since people’s eyes act in the same way)</text:p>
      <text:p text:style-name="P1"/>
      <text:p text:style-name="P3">Better Camera-Resolution</text:p>
      <text:p text:style-name="P4">Better camera can be used to increase the resolution quality.</text:p>
      <text:p text:style-name="P4"/>
      <text:p text:style-name="P3">Animation Interruption</text:p>
      <text:p text:style-name="P6">The <text:span text:style-name="T4">code could’ve been able to interrupt the animation. </text:span></text:p>
      <text:p text:style-name="P6"/>
      <text:p text:style-name="P3">Interpolate back to neutral</text:p>
      <text:p text:style-name="P7">Instead of snapping back to the center after showing an animation, they could’ve been interpolated back to the neutral face.</text:p>
      <text:p text:style-name="P7"/>
      <text:p text:style-name="P3">Levels of Expression intensity</text:p>
      <text:p text:style-name="P11">Distinguishing between smiling and laugh would have been better. </text:p>
      <text:p text:style-name="P7"/>
      <text:p text:style-name="P3">Detailed explanation of the expressions</text:p>
      <text:p text:style-name="P8">A list of expressions included in the experiment and required facial actions to trigger them could have been given/told to the participant.</text:p>
      <text:p text:style-name="P8"/>
      <text:p text:style-name="P3">Increasing the Delay</text:p>
      <text:p text:style-name="P10">In real life, some time needs to be passed to show the expres<text:span text:style-name="T10">s</text:span>ion (e.g., people don’t get angry rapidly) so it might be useful to increase the delay between showing an expression and seeing reflected <text:span text:style-name="T8">expression</text:span>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4:42:08.319163145</meta:creation-date>
    <dc:date>2021-09-03T02:02:14.290068050</dc:date>
    <meta:editing-duration>PT36M2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341" meta:character-count="2137" meta:non-whitespace-character-count="1817"/>
  </office:meta>
</office:document-meta>
</file>